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3" style:family="table">
      <style:table-properties style:width="17.029cm" fo:margin-left="-0.016cm" fo:margin-right="-0.012cm" table:align="margins" style:writing-mode="lr-tb"/>
    </style:style>
    <style:style style:name="Tableau3.A" style:family="table-column">
      <style:table-column-properties style:column-width="8.514cm" style:rel-column-width="32767*"/>
    </style:style>
    <style:style style:name="Tableau3.B" style:family="table-column">
      <style:table-column-properties style:column-width="8.514cm" style:rel-column-width="32768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Header">
      <style:text-properties fo:font-size="6pt" style:font-size-asian="6pt" style:font-size-complex="6pt"/>
    </style:style>
    <style:style style:name="P6" style:family="paragraph" style:parent-style-name="Footer">
      <style:text-properties fo:font-size="8pt" style:font-size-asian="8pt" style:font-size-complex="8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style:snap-to-layout-gri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style:text-autospace="none" style:writing-mode="lr-tb"/>
      <style:text-properties fo:font-size="12pt" fo:language="en" fo:country="US" fo:font-weight="bold" style:language-asian="en" style:country-asian="US" style:font-size-complex="12pt" style:font-weight-complex="bold"/>
    </style:style>
    <style:style style:name="P18" style:family="paragraph" style:parent-style-name="Standard">
      <style:paragraph-properties style:text-autospace="none" style:writing-mode="lr-tb"/>
      <style:text-properties style:font-name="Times New Roman" fo:font-size="10pt" fo:language="en" fo:country="US" fo:font-style="normal" fo:font-weight="bold" style:language-asian="en" style:country-asian="US" style:font-size-complex="10pt"/>
    </style:style>
    <style:style style:name="P19" style:family="paragraph" style:parent-style-name="Standard">
      <style:paragraph-properties style:text-autospace="none" style:writing-mode="lr-tb"/>
      <style:text-properties fo:font-size="12pt" fo:language="en" fo:country="US" fo:font-weight="normal" officeooo:rsid="000c19ef" officeooo:paragraph-rsid="000c19ef" style:language-asian="en" style:country-asian="US" style:font-weight-asian="normal" style:font-size-complex="12pt" style:font-weight-complex="normal"/>
    </style:style>
    <style:style style:name="P20" style:family="paragraph" style:parent-style-name="Standard">
      <style:paragraph-properties style:text-autospace="none" style:writing-mode="lr-tb"/>
      <style:text-properties style:font-name="Times New Roman" fo:font-size="10pt" fo:language="en" fo:country="US" fo:font-style="normal" fo:font-weight="bold" officeooo:paragraph-rsid="000c19ef" style:font-size-asian="10pt" style:language-asian="en" style:country-asian="US" style:font-style-asian="normal" style:font-size-complex="10pt" style:font-style-complex="normal" style:font-weight-complex="bold"/>
    </style:style>
    <style:style style:name="P21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officeooo:paragraph-rsid="000c19ef" style:language-asian="en" style:country-asian="US" style:font-size-complex="12pt"/>
    </style:style>
    <style:style style:name="P22" style:family="paragraph" style:parent-style-name="Standard">
      <style:paragraph-properties style:snap-to-layout-grid="false"/>
      <style:text-properties fo:font-size="10pt" fo:font-style="italic" fo:font-weight="bold" officeooo:paragraph-rsid="000c19ef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style:snap-to-layout-grid="false"/>
      <style:text-properties fo:font-size="10pt" fo:font-style="normal" fo:font-weight="bold" officeooo:rsid="000c19ef" officeooo:paragraph-rsid="000c19ef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Heading_20_8">
      <style:paragraph-properties style:snap-to-layout-grid="false"/>
    </style:style>
    <style:style style:name="P25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c19ef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faf53" style:font-size-asian="10pt" style:font-style-asian="normal" style:font-size-complex="10pt" style:font-style-complex="normal" style:font-weight-complex="bold"/>
    </style:style>
    <style:style style:name="T6" style:family="text">
      <style:text-properties fo:font-size="10pt" officeooo:rsid="000c19ef" style:font-size-asian="10pt" style:font-style-asian="normal" style:font-size-complex="10pt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c19ef" style:font-style-asian="normal" style:font-style-complex="normal"/>
    </style:style>
    <style:style style:name="T10" style:family="text">
      <style:text-properties style:font-name="Symbol" fo:font-style="normal" style:font-name-asian="Symbol" style:font-style-asian="normal" style:font-name-complex="Symbol" style:font-style-complex="normal"/>
    </style:style>
    <style:style style:name="T11" style:family="text">
      <style:text-properties style:font-name="Symbol" fo:font-style="normal" officeooo:rsid="000c19ef" style:font-name-asian="Symbol" style:font-style-asian="normal" style:font-name-complex="Symbol" style:font-style-complex="normal"/>
    </style:style>
    <style:style style:name="T12" style:family="text">
      <style:text-properties officeooo:rsid="000c19ef"/>
    </style:style>
    <style:style style:name="T13" style:family="text">
      <style:text-properties officeooo:rsid="001faf53"/>
    </style:style>
    <style:style style:name="T14" style:family="text">
      <style:text-properties fo:font-size="12pt" fo:font-style="normal" officeooo:rsid="000c19ef" style:font-size-asian="12pt" style:font-style-asian="normal" style:font-size-complex="12pt" style:font-style-complex="normal"/>
    </style:style>
    <style:style style:name="T15" style:family="text">
      <style:text-properties fo:font-size="14pt" fo:font-style="normal" officeooo:rsid="000c19ef" style:font-size-asian="14pt" style:font-style-asian="normal" style:font-size-complex="14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5" text:outline-level="1">Intitulé du référentiel</text:h>
            <text:p text:style-name="P17"/>
            <text:p text:style-name="P20"><text:span text:style-name="T7">Référence de l’ancienne version </text:span>: <text:span text:style-name="T13">LABREF 02 révision 10</text:span></text:p>
            <text:p text:style-name="P17"/>
            <text:p text:style-name="P21"><text:span text:style-name="T4">Référence de la nouvelle version </text:span>: <text:span text:style-name="T5">LABREF 02 révision 1</text:span><text:span text:style-name="T6">1</text:span></text:p>
            <text:p text:style-name="P7"/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<text:span text:style-name="T3">Nature des modifications apportées par la nouvelle version </text:span>:</text:h>
            <text:p text:style-name="P19"/>
            <text:p text:style-name="P19">Jusqu'à la version 10 du LAB REF 02, ce document faisait référence à la norme 17025 applicable, sans préciser la version de la norme. Mais à partir de l'été 2018, deux versions de la 17025 cohabitent : la v2005 et la v2017. Le Cofrac a donc réédité en juin 2018 un LAB REF 02 révision 11 pour préciser qu'il s'applique à la version 2005 de la norme et il a diffusé dans la foulée (juillet 2018) une version 12 qui s'applique à la version 2017 de la norme.</text:p>
            <text:p text:style-name="P19"/>
            <text:p text:style-name="P19">De ce fait, la révision 11 du LAB REF 02 ne comportepas de modification impactant nos systèmes</text:p>
            <text:p text:style-name="P18"/>
            <text:p text:style-name="P7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0">Nature des impacts sur la réalisation des essais</text:p>
          </table:table-cell>
          <table:covered-table-cell/>
        </table:table-row>
        <table:table-row table:style-name="Tableau3.1">
          <table:table-cell table:style-name="Tableau3.A2" office:value-type="string">
            <text:h text:style-name="P24" text:outline-level="8">Évolutions nécessaires</text:h>
          </table:table-cell>
          <table:table-cell table:style-name="Tableau3.A1" office:value-type="string">
            <text:p text:style-name="P8">Actions à prévoir y compris planification</text:p>
          </table:table-cell>
        </table:table-row>
        <table:table-row table:style-name="Tableau3.1">
          <table:table-cell table:style-name="Tableau3.A2" office:value-type="string">
            <text:p text:style-name="P13">Les évolutions nécessitent-elles une mise à niveau des agents ?</text:p>
            <text:p text:style-name="P13"><text:span text:style-name="T8"><text:tab/>OUI : <text:tab/></text:span><text:span text:style-name="T10"></text:span><text:span text:style-name="T8"> <text:s text:c="4"/>NON : <text:s text:c="2"/></text:span><text:span text:style-name="T15">x</text:span>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la rédaction d'un nouveau mode opératoire ?</text:p>
            <text:p text:style-name="P22"><text:span text:style-name="T8"><text:tab/>OUI : <text:tab/></text:span><text:span text:style-name="T10"></text:span><text:span text:style-name="T8"> <text:s text:c="4"/>NON : <text:s text:c="2"/></text:span><text:span text:style-name="T15">x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l'achat de nouveaux matériels ou l'adaptation des matériels existants ?</text:p>
            <text:p text:style-name="P22"><text:span text:style-name="T8"><text:tab/>OUI : <text:tab/></text:span><text:span text:style-name="T10"></text:span><text:span text:style-name="T8"> <text:s text:c="4"/>NON : <text:s text:c="3"/></text:span><text:span text:style-name="T15">x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des changements de l'environnement de travail  ?</text:p>
            <text:p text:style-name="P22"><text:span text:style-name="T8"><text:tab/>OUI : <text:tab/></text:span><text:span text:style-name="T10"></text:span><text:span text:style-name="T8"> <text:s text:c="4"/>NON : <text:s text:c="3"/></text:span><text:span text:style-name="T15">x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des changements des consignes de sécurité (salle d'essai, poste de travail)  ?</text:p>
            <text:p text:style-name="P22"><text:span text:style-name="T8"><text:tab/>OUI : <text:tab/></text:span><text:span text:style-name="T10"></text:span><text:span text:style-name="T8"> <text:s text:c="4"/>NON : <text:s text:c="4"/></text:span><text:span text:style-name="T15">x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une information des clients ?</text:p>
            <text:p text:style-name="P22"><text:span text:style-name="T8"><text:tab/>OUI : <text:tab/></text:span><text:span text:style-name="T10"></text:span><text:span text:style-name="T8"> <text:s text:c="2"/>NON : <text:s text:c="5"/></text:span><text:span text:style-name="T15">x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B4" table:number-columns-spanned="2" office:value-type="string">
            <text:p text:style-name="P14">BILAN :</text:p>
            <text:p text:style-name="P23">RAS</text:p>
            <text:p text:style-name="P9"/>
            <text:p text:style-name="P14"><text:s/>Date d'application des nouvelles dispositions : <text:span text:style-name="T12">dés à présent</text:span></text:p>
            <text:p text:style-name="P9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5"/>
            <text:p text:style-name="P12">Proposé par :<text:tab/><text:span text:style-name="T12">CUER Alexandre</text:span><text:tab/>Visa :<text:tab/><text:tab/> <text:s text:c="4"/>Date : <text:span text:style-name="T12">16/10/2018</text:span></text:p>
            <text:p text:style-name="P13"/>
            <text:p text:style-name="P13"/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  <style:background-image/>
      </style:paragraph-properties>
      <style:text-properties fo:color="#000080" style:font-name="Arial1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4pt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table:align="left"/>
    </style:style>
    <style:style style:name="Tableau2.A" style:family="table-column">
      <style:table-column-properties style:column-width="4.251cm" style:rel-column-width="2410*"/>
    </style:style>
    <style:style style:name="Tableau2.B" style:family="table-column">
      <style:table-column-properties style:column-width="8.498cm" style:rel-column-width="48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10pt" style:font-size-asian="10pt" style:font-size-complex="10pt"/>
    </style:style>
    <style:style style:name="MP5" style:family="paragraph" style:parent-style-name="Header">
      <style:text-properties fo:font-size="6pt" style:font-size-asian="6pt" style:font-size-complex="6pt"/>
    </style:style>
    <style:style style:name="MP6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c19ef"/>
    </style:style>
    <style:style style:name="MT2" style:family="text">
      <style:text-properties fo:background-color="#ffff00" loext:char-shading-value="0"/>
    </style:style>
    <style:style style:name="MT3" style:family="text">
      <style:text-properties officeooo:rsid="000c19ef" fo:background-color="#ffff00" loext:char-shading-value="0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A"/>
          <table:table-row>
            <table:table-cell table:style-name="Tableau2.A1" office:value-type="string">
              <text:p text:style-name="MP1">CEREMA</text:p>
              <text:p text:style-name="MP1">DTerCE</text:p>
              <text:p text:style-name="MP2"/>
              <text:p text:style-name="MP2">DLCF</text:p>
            </table:table-cell>
            <table:table-cell table:style-name="Tableau2.A1" office:value-type="string">
              <text:p text:style-name="MP3">Fiche d'évolution </text:p>
              <text:p text:style-name="MP3">d'un référentiel</text:p>
            </table:table-cell>
            <table:table-cell table:style-name="Tableau2.C1" office:value-type="string">
              <text:p text:style-name="MP4">Réf. : <text:bookmark-start text:name="P_REF"/>R<text:bookmark-end text:name="P_REF"/>2.DLCF.<text:span text:style-name="MT1">E.032</text:span></text:p>
              <text:p text:style-name="MP4">Révision : <text:bookmark-start text:name="P_REVISION"/>0<text:bookmark-end text:name="P_REVISION"/>0<text:span text:style-name="MT2">1</text:span></text:p>
              <text:p text:style-name="MP4">Du <text:span text:style-name="MT3">16/10/2018</text:span></text:p>
            </table:table-cell>
          </table:table-row>
        </table:table>
        <text:p text:style-name="MP5"><text:tab/><text:tab/></text:p>
      </style:header>
      <style:footer>
        <text:p text:style-name="MP6"><text:file-name text:display="name">DLCF_R2_DM_Fiche_evolution_referentiel_LABREF02rév11</text:file-nam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09-06-01T18:17:35</meta:creation-date>
    <dc:date>2018-10-16T18:51:44.787000000</dc:date>
    <meta:print-date>2009-08-20T09:56:31</meta:print-date>
    <meta:editing-cycles>31</meta:editing-cycles>
    <meta:editing-duration>PT4H47M12S</meta:editing-duration>
    <meta:document-statistic meta:table-count="4" meta:image-count="0" meta:object-count="0" meta:page-count="1" meta:paragraph-count="35" meta:word-count="293" meta:character-count="1781" meta:non-whitespace-character-count="1456"/>
    <meta:user-defined meta:name="Info 1"/>
    <meta:user-defined meta:name="Info 2"/>
    <meta:user-defined meta:name="Info 3"/>
    <meta:user-defined meta:name="Info 4"/>
  </office:meta>
</office:document-meta>
</file>